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4"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581361059689089194"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992557977201833085"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20945830685400539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7187867523483858843"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455610791571595640"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2566682632139456995" text:style-name="L6">
        <text:list-item>
          <text:list>
            <text:list-header>
              <text:p text:style-name="P209"><text:span text:style-name="T2">warm up:</text:span> 0.2 mile jog and rest 2 minutes</text:p>
              <text:p text:style-name="P209"><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5378029893382518851"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4745286772593485993"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710990" text:continue-list="list5378029893382518851"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976770799837819579"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2359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695243"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723405" text:continue-numbering="true" text:style-name="L9">
        <text:list-item>
          <text:list>
            <text:list-header>
              <text:p text:style-name="P210">Warm down: <text:span text:style-name="T3">0.25 mile jog home</text:span></text:p>
              <text:p text:style-name="P211"/>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715098" text:continue-numbering="true" text:style-name="L9">
        <text:list-item>
          <text:list>
            <text:list-header>
              <text:p text:style-name="P211">Time for 4.8 miles: 56: 32, Ave Pace: 11:51/mile, Ave HR:118,-&gt;1399 heartbeats/Mile</text:p>
              <text:p text:style-name="P210">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13193" text:continue-numbering="true" text:style-name="L9">
        <text:list-item>
          <text:list>
            <text:list-header>
              <text:p text:style-name="P211">Today Oct 13:</text:p>
              <text:p text:style-name="P211">Time for 4.8 miles: 59: 34, Ave Pace: 12:24.5/mile, Ave HR:108.5,-&gt;1345 heartbeats/Mile</text:p>
              <text:p text:style-name="P211">On Thur <text:s/>Oct 8, 2020: </text:p>
              <text:p text:style-name="P211">Time for 4.8 miles: 59: 55, Ave Pace: 12:29/mile, Ave HR:112,-&gt;1398 heartbeats/Mile</text:p>
              <text:p text:style-name="P212">On Oct 8 when going up hill, I ran until my HR was up to 120 bpm and then walked until my HR was 110 bpm and then repeated.</text:p>
              <text:p text:style-name="P212">On Oct 13 when going up hill, I ran until my HR was up to 115 bpm and then walked until my HR was 105 bpm and then repeated.</text:p>
              <text:p text:style-name="P213">On Oct 13 my average rate was faster and heartbeats/mile was lower. Therefore this scheme is better. I should repeat these two workouts and also try the following:</text:p>
              <text:p text:style-name="P212">When going up hill, run until my HR is up to 110 bpm and then walk until my HR is 100 bpm and repeat.</text:p>
              <text:p text:style-name="P213"/>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6067058191813283941"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7848506258203836896"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158290874902409912"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02343" text:continue-numbering="true" text:style-name="L12">
        <text:list-item>
          <text:list>
            <text:list-header>
              <text:p text:style-name="P215">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8766257026899837165" text:style-name="L13">
        <text:list-item>
          <text:list>
            <text:list-header>
              <text:p text:style-name="P204">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486633412799530411"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8694671606822455433" text:style-name="L15">
        <text:list-item>
          <text:list>
            <text:list-header>
              <text:p text:style-name="P183">1.5 miles averaging about 9:40/mile and rest 1 min</text:p>
            </text:list-header>
          </text:list>
        </text:list-item>
      </text:list>
      <text:p text:style-name="P24">1 mile in 8:26 and rest 2 min</text:p>
      <text:list xml:id="list7616161043692484676"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462721557507570567" text:style-name="L17">
        <text:list-item>
          <text:list>
            <text:list-header>
              <text:p text:style-name="P185">5.25 miles on roads and bike paths in Oosterwold</text:p>
              <text:p text:style-name="P205">Average pace: 11:08/mile</text:p>
              <text:p text:style-name="P205">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00533" text:continue-numbering="true" text:style-name="L17">
        <text:list-item>
          <text:list>
            <text:list-header>
              <text:p text:style-name="P185">5.25 miles on roads and bike paths in Oosterwold</text:p>
              <text:p text:style-name="P205">Average pace: 9:52/mile</text:p>
              <text:p text:style-name="P205">Warm down: 0.25 miles</text:p>
            </text:list-header>
          </text:list>
        </text:list-item>
      </text:list>
      <text:p text:style-name="P10"/>
      <text:p text:style-name="P24">Tues May 17, 2022 no running</text:p>
      <text:list xml:id="list145045413496029267"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3818339537526140880"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227075436028529197"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722040" text:continue-list="list3818339537526140880" text:style-name="L19">
        <text:list-item>
          <text:list>
            <text:list-header>
              <text:p text:style-name="P187">(Pace*HR)=1240</text:p>
            </text:list-header>
          </text:list>
        </text:list-item>
      </text:list>
      <text:list xml:id="list36695145" text:continue-list="list145045413496029267" text:style-name="L18">
        <text:list-item>
          <text:list>
            <text:list-header>
              <text:p text:style-name="P186">2 miles at 10:46/mile Ave HR= 121 bpm and rest a few minutes</text:p>
            </text:list-header>
          </text:list>
        </text:list-item>
      </text:list>
      <text:list xml:id="list36717014" text:continue-list="list36722040"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714817"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7161192241676690407"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452818776275760617"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482823916603596532" text:style-name="L23">
        <text:list-item>
          <text:list>
            <text:list-header>
              <text:p text:style-name="P206">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218077912228105675" text:style-name="L24">
        <text:list-item>
          <text:p text:style-name="P214">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runn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855364627995921426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4081156378848941099"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722867" text:continue-numbering="true" text:style-name="L26">
        <text:list-item>
          <text:list>
            <text:list-header>
              <text:p text:style-name="P191">0.1 mile lead in to a 4 mile run</text:p>
              <text:p text:style-name="P207">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25728"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270763228754282881"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183150926134458642"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953465680241312657"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740175614259459699"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692922903435302471"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888908841319528354" text:style-name="L32">
        <text:list-item>
          <text:list>
            <text:list-header>
              <text:p text:style-name="P197">0.25 miles in 2:54</text:p>
              <text:p text:style-name="P197">1 mile in 9:21 going faster as I ran and ending at around 8:30 pace</text:p>
            </text:list-header>
          </text:list>
        </text:list-item>
      </text:list>
      <text:list xml:id="list4015324913571561485"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018771608765415343"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313457439975532032"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720399796484037856" text:style-name="L36">
        <text:list-item>
          <text:list>
            <text:list-header>
              <text:p text:style-name="P203">1.5 miles on a treadmill including 2 x 0.5 miles in 5:02 and 5:00</text:p>
              <text:p text:style-name="P203">In the afternoon:</text:p>
              <text:p text:style-name="P203">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072362140789995368"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text:p>
      <text:p text:style-name="P24">Rest 6 minutes</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
      <text:p text:style-name="P24"/>
      <text:p text:style-name="P24"/>
      <text:p text:style-name="P24"><text:soft-page-break/>Tues April 2, 2024 <text:span text:style-name="T2">3.1 miles</text:span></text:p>
      <text:p text:style-name="P24">Warm up: ½ mile to the Wise Center and rest a few minutes</text:p>
      <text:p text:style-name="P24">Run: 2.6 miles continuous running on a treadmill, 1mile in 10:20, ½ mile in about 6:00,</text:p>
      <text:list xml:id="list5168904503830691872" text:style-name="L38">
        <text:list-item>
          <text:list>
            <text:list-header>
              <text:p text:style-name="P202">0.6 miles at about 9:50/mile pace, <text:s/>½ mile in about 6:00</text:p>
            </text:list-header>
          </text:list>
        </text:list-item>
      </text:list>
      <text:p text:style-name="P24"/>
      <text:p text:style-name="P24">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text:soft-page-break/>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 text:c="2"/></text:p>
      <text:p text:style-name="P24">The total ascent along the course was 290 feet.</text:p>
      <text:p text:style-name="P24">Warm down: ½ mile home </text:p>
      <text:p text:style-name="P24"/>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text:soft-page-break/>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text:soft-page-break/>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680501420651301104" text:style-name="L39">
        <text:list-item>
          <text:list>
            <text:list-header>
              <text:p text:style-name="P208">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text:soft-page-break/>Wed Feb 28, 2024<text:tab/>33:51<text:tab/>10:35/mile <text:s text:c="7"/>3:23<text:tab/> <text:s text:c="6"/>125</text:p>
      <text:p text:style-name="P17">Thur Mar 7, 2024<text:tab/>33:39<text:tab/>10:29/mile <text:s text:c="7"/>3:23<text:tab/> <text:s text:c="6"/>125</text:p>
      <text:p text:style-name="P24">Time: 33:39, Ave Pace: 10:29/mile, Total ascent: 220 feet</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4-14T16:45:21.72</dc:date>
    <dc:creator>James Lombardi</dc:creator>
    <meta:editing-duration>P29DT41M18S</meta:editing-duration>
    <meta:editing-cycles>2147</meta:editing-cycles>
    <meta:generator>OpenOffice/4.1.2$Win32 OpenOffice.org_project/412m3$Build-9782</meta:generator>
    <meta:document-statistic meta:table-count="0" meta:image-count="9" meta:object-count="0" meta:page-count="212" meta:paragraph-count="6206" meta:word-count="67109" meta:character-count="343651"/>
  </office:meta>
</office:document-meta>
</file>